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8.11pt"/>
    </style:style>
    <style:style style:name="co3" style:family="table-column">
      <style:table-column-properties fo:break-before="auto" style:column-width="360.14pt"/>
    </style:style>
    <style:style style:name="ro1" style:family="table-row">
      <style:table-row-properties style:row-height="12.81pt" fo:break-before="auto" style:use-optimal-row-height="true"/>
    </style:style>
    <style:style style:name="ro2" style:family="table-row">
      <style:table-row-properties style:row-height="270.11pt" fo:break-before="auto" style:use-optimal-row-height="true"/>
    </style:style>
    <style:style style:name="ro3" style:family="table-row">
      <style:table-row-properties style:row-height="225.35pt" fo:break-before="auto" style:use-optimal-row-height="true"/>
    </style:style>
    <style:style style:name="ro4" style:family="table-row">
      <style:table-row-properties style:row-height="113.41pt" fo:break-before="auto" style:use-optimal-row-height="true"/>
    </style:style>
    <style:style style:name="ro5" style:family="table-row">
      <style:table-row-properties style:row-height="180.54pt" fo:break-before="auto" style:use-optimal-row-height="true"/>
    </style:style>
    <style:style style:name="ro6" style:family="table-row">
      <style:table-row-properties style:row-height="147pt" fo:break-before="auto" style:use-optimal-row-height="true"/>
    </style:style>
    <style:style style:name="ro7" style:family="table-row">
      <style:table-row-properties style:row-height="90.99pt" fo:break-before="auto" style:use-optimal-row-height="true"/>
    </style:style>
    <style:style style:name="ro8" style:family="table-row">
      <style:table-row-properties style:row-height="169.4pt" fo:break-before="auto" style:use-optimal-row-height="true"/>
    </style:style>
    <style:style style:name="ro9" style:family="table-row">
      <style:table-row-properties style:row-height="124.61pt" fo:break-before="auto" style:use-optimal-row-height="true"/>
    </style:style>
    <style:style style:name="ro10" style:family="table-row">
      <style:table-row-properties style:row-height="135.81pt" fo:break-before="auto" style:use-optimal-row-height="true"/>
    </style:style>
    <style:style style:name="ro11" style:family="table-row">
      <style:table-row-properties style:row-height="57.46pt" fo:break-before="auto" style:use-optimal-row-height="true"/>
    </style:style>
    <style:style style:name="ro12" style:family="table-row">
      <style:table-row-properties style:row-height="102.19pt" fo:break-before="auto" style:use-optimal-row-height="true"/>
    </style:style>
    <style:style style:name="ro13" style:family="table-row">
      <style:table-row-properties style:row-height="46.26pt" fo:break-before="auto" style:use-optimal-row-height="true"/>
    </style:style>
    <style:style style:name="ro14" style:family="table-row">
      <style:table-row-properties style:row-height="79.85pt" fo:break-before="auto" style:use-optimal-row-height="true"/>
    </style:style>
    <style:style style:name="ro15" style:family="table-row">
      <style:table-row-properties style:row-height="202.96pt" fo:break-before="auto" style:use-optimal-row-height="true"/>
    </style:style>
    <style:style style:name="ro16" style:family="table-row">
      <style:table-row-properties style:row-height="68.66pt" fo:break-before="auto" style:use-optimal-row-height="true"/>
    </style:style>
    <style:style style:name="ro17" style:family="table-row">
      <style:table-row-properties style:row-height="191.76pt" fo:break-before="auto" style:use-optimal-row-height="true"/>
    </style:style>
    <style:style style:name="ro18" style:family="table-row">
      <style:table-row-properties style:row-height="35.04pt" fo:break-before="auto" style:use-optimal-row-height="true"/>
    </style:style>
    <style:style style:name="ta1" style:family="table" style:master-page-name="PageStyle_5f_Scenes">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cenes" table:style-name="ta1">
        <office:forms form:automatic-focus="false" form:apply-design-mode="false"/>
        <table:table-column table:style-name="co1" table:default-cell-style-name="ce1"/>
        <table:table-column table:style-name="co2" table:default-cell-style-name="ce1"/>
        <table:table-column table:style-name="co3" table:number-columns-repeated="5" table:default-cell-style-name="ce1"/>
        <table:table-column table:style-name="co1" table:number-columns-repeated="57" table:default-cell-style-name="ce1"/>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57"/>
        </table:table-row>
        <table:table-row table:style-name="ro2">
          <table:table-cell office:value-type="string" calcext:value-type="string">
            <text:p>CTA1</text:p>
          </table:table-cell>
          <table:table-cell office:value-type="string" calcext:value-type="string">
            <text:p>location:current:hometown</text:p>
          </table:table-cell>
          <table:table-cell office:value-type="string" calcext:value-type="string">
            <text:p>ADVENTURE:</text:p>
            <text:p>MTM:type=forest|swamp|mountain|plains:tag=pathtobaron:You enter {namewiththe}.</text:p>
            <text:p>AWF:type=fortress:tag=baronhome:You arrive at {namewiththe}.</text:p>
            <text:p>MF:pathtobaron:You go outside into {namewiththe}.</text:p>
            <text:p>CTRT:hometown:You return to {namewiththe}.</text:p>
            <text:p>BEGIN:</text:p>
            <text:p>{name}, you live in {location:hometown:name}, a small village {location:hometown:feature:relativeposition}. You work {industry:hometown:workplace} every day, {industry:hometown:goodsGer} enough {industry:hometown:goods} {industry:hometown:purpose} your small village.</text:p>
            <text:p/>
            <text:p>{location:pick:forest|swamp|mountain|plains:current:pathtobaron}{location:pick:fortress:pathtobaron:baronhome}{character:pick:location=baronhome:relationship=antagonist:tag=baron}One day, a messenger rides into town. "Citizens of {location:hometown:name}, the {almanac:[character-baron-baron] [character-baron-name]:lays claim to [location-hometown-namewiththe]}{character:baron:baron} {character:baron:name} lays claim to your city. You are now under {character:baron:possPronoun} rule and will pay taxes and fealty to {character:baron:objPronoun}."{|SET:baronclaimshometown:true|}</text:p>
            <text:p/>
            <text:p>What do you do?</text:p>
          </table:table-cell>
          <table:table-cell office:value-type="string" calcext:value-type="string">
            <text:p>Leave {location:hometown:nam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location:baronhome:namewiththe}.{almanac:[location-baronhome-namewiththe]:the home of [character-baron-baron] [character-baron-name]}{almanac:[character-baron-baron] [character-baron-name]:lives in [location-baronhome-namewiththe]} You know the way, which leads through the nearby {location:pathtobaron:name}.{almanac:[location-pathtobaron-namewiththe-cap]:a [location-pathtobaron-type] that lies near [location-hometown-name]}{|GOTO:pathtobaron|}{|SET:goal:baronhome|}{|MTM|}</text:p>
          </table:table-cell>
          <table:table-cell office:value-type="string" calcext:value-type="string">
            <text:p>{industry:hometown:goodday} {|ROC|}</text:p>
          </table:table-cell>
          <table:table-cell table:number-columns-repeated="57"/>
        </table:table-row>
        <table:table-row table:style-name="ro3">
          <table:table-cell office:value-type="string" calcext:value-type="string">
            <text:p>ROC1</text:p>
          </table:table-cell>
          <table:table-cell office:value-type="string" calcext:value-type="string">
            <text:p>character:baron&amp;baronclaimshometown:true&amp;location:current:hometown</text:p>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pick:selector=relationship:relationship=friend:tag=taken}{character:taken:name} is missing.{almanac:[character-taken-name]:your friend from [location-hometown-name], taken to [location-baronhome-namewiththe] by the [character-baron-baron]'s men} {character:taken:possPronoun:cap} family says that {character:taken:subPronoun} was taken to {character:baron:baron} {character:baron:name}'s {location:baronhome:name}{almanac:[location-baronhome-namewiththe]:the home of [character-baron-baron] [character-baron-name]}{almanac:[character-baron-baron] [character-baron-name]:lives in [location-baronhome-namewiththe]} by {character:baron:possPronoun} men. They don't know when, or if, {character:taken:subPronoun} will return.{|SET:goal:baronhome|}</text:p>
          </table:table-cell>
          <table:table-cell office:value-type="string" calcext:value-type="string">
            <text:p>Set out for {location:baronhome:namewiththe} immediately</text:p>
          </table:table-cell>
          <table:table-cell office:value-type="string" calcext:value-type="string">
            <text:p>Start a fight with the {character:baron:baron}'s men</text:p>
          </table:table-cell>
          <table:table-cell table:style-name="ce2" office:value-type="string" calcext:value-type="string">
            <text:p>{|GOTO:pathtobaron|}You {if:location:current:forest:slink}{if:location:current:swamp:slink}{if:location:current:mountain:set out}{if:location:current:plains:set out} into the nearby {location:current:name}{almanac:[location-pathtobaron-namewiththe-cap]:a [location-pathtobaron-type] that lies near [location-hometown-name]} in the night, setting your course straight for {location:goal:namewiththe}.</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text:p>
            <text:p/>
            <text:p><text:span text:style-name="T1">"I'll take care of {objPronoun}," you hear a voice say.{|GOTO:pathtobaron|}{character:pick:relationship=mentor:tag=ranger}</text:span>{|MTM1.2a|}</text:p>
          </table:table-cell>
          <table:table-cell table:number-columns-repeated="57"/>
        </table:table-row>
        <table:table-row table:style-name="ro4">
          <table:table-cell office:value-type="string" calcext:value-type="string">
            <text:p>MTM1.1</text:p>
          </table:table-cell>
          <table:table-cell table:style-name="ce2" office:value-type="string" calcext:value-type="string">
            <text:p>character:baron&amp;baronclaimshometown:true&amp;goal:baronhome&amp;location:current:forest|location:current:swamp|location:current:mountain|location:current:plains</text:p>
          </table:table-cell>
          <table:table-cell office:value-type="string" calcext:value-type="string">
            <text:p><text:span text:style-name="T1">{character:pick:relationship=mentor:tag=ranger}</text:span>That day, {if:location:current:forest:deep in}{if:location:current:swamp:deep in}{if:location:current:mountain:high in}{if:location:current:plains:far into} {location:current:namewiththe}, {if:location:current:forest:a [character-ranger-sexAge] emerges from behind the trees}{if:location:current:swamp:a [character-ranger-sexAge] emerges from behind the trees, wading through the [location-current-type]}{if:location:current:mountain:a [character-ranger-sexAge] emerges from behind a rocky outcrop}{if:location:current:plains:you suddenly see a [character-ranger-sexAge] walking among the tall grass, right beside you}. {character:ranger:subPronoun:cap}'s wearing rough clothing.{|MTM1a|}</text:p>
          </table:table-cell>
          <table:table-cell table:number-columns-repeated="61"/>
        </table:table-row>
        <table:table-row table:style-name="ro5">
          <table:table-cell office:value-type="string" calcext:value-type="string">
            <text:p>MTM1.2a</text:p>
          </table:table-cell>
          <table:table-cell table:style-name="ce2"/>
          <table:table-cell table:style-name="ce2" office:value-type="string" calcext:value-type="string">
            <text:p>Rough hands carry you out of town {if:location:current:forest:into}{if:location:current:swamp:into}{if:location:current:mountain:to the base of}{if:location:current:plains:into} the nearby {location:pathtobaron:name}{almanac:[location-pathtobaron-namewiththe-cap]:a [location-pathtobaron-type] that lies near [location-hometown-name]}. You pass out.</text:p>
            <text:p/>
            <text:p>You wake up the next day, {if:location:current:forest:deep in}{if:location:current:swamp:deep in}{if:location:current:mountain:looking up at}{if:location:current:plains:in} {location:current:namewiththe}. A {character:ranger:sexAge} sits {if:location:current:forest:under a nearby tree}{if:location:current:swamp:under a nearby tree, vines hanging above}{if:location:current:mountain:against a nearby boulder}{if:location:current:plains:in the grass nearby}. {character:ranger:subPronoun:cap}'s wearing rough clothing. As you open your eyes, {character:ranger:subPronoun} says, "Hope you appreciate I saved your life. That was kind of a stupid fight to start, you know?{|MTM1a|}</text:p>
          </table:table-cell>
          <table:table-cell table:number-columns-repeated="61"/>
        </table:table-row>
        <table:table-row table:style-name="ro6">
          <table:table-cell office:value-type="string" calcext:value-type="string">
            <text:p>MTM1a</text:p>
          </table:table-cell>
          <table:table-cell/>
          <table:table-cell office:value-type="string" calcext:value-type="string">
            <text:p>"My name's {character:ranger:name},"{almanac:[character-ranger-name]:a mysterious [character-ranger-sexAge] somewhere in [location-current-namewiththe]} {character:ranger:subPronoun} says. "{location:hometown:nam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ocation:hometown:name}, you'll have to make it to {location:baronhome:namewiththe}."</text:p>
          </table:table-cell>
          <table:table-cell office:value-type="string" calcext:value-type="string">
            <text:p>Ask {character:ranger:name} for {character:ranger:possPronoun} help</text:p>
          </table:table-cell>
          <table:table-cell office:value-type="string" calcext:value-type="string">
            <text:p>Set off for {location:baronhome:namewiththe} (you know the way)</text:p>
          </table:table-cell>
          <table:table-cell office:value-type="string" calcext:value-type="string">
            <text:p>"I'm sorry, I can't go near the {character:baron:baron}'s {location:baronhome:type:cap} myself. {character:baron:subPronoun:cap} and {character:baron:possPronoun} goons'll be looking for me. But here, you take this." {character:ranger:subPronoun:cap} hands you a piece of rolled cloth. "It might be useful." With that, {character:ranger:name} disappears into the {location:current:type}. {|GIVE:map:A cloth map:shows a hidden path into [location-baronhome-namewiththe]|}</text:p>
            <text:p/>
            <text:p>The cloth, once unrolled, looks like some sort of map of a secret entrance into the {character:baron:baron}'s {location:baronhome:type:cap}. You roll it up again and put it in your pack.</text:p>
            <text:p/>
            <text:p>You travel through {location:current:namewiththe} for several days.</text:p>
          </table:table-cell>
          <table:table-cell office:value-type="string" calcext:value-type="string">
            <text:p>You walk into the {location:current:type}, headed for {location:goal:namewiththe}. "Good luck with the {character:baron:baron}," {character:ranger:name} calls after you.</text:p>
            <text:p/>
            <text:p>You travel through {location:current:namewiththe} for several days.</text:p>
          </table:table-cell>
          <table:table-cell table:number-columns-repeated="57"/>
        </table:table-row>
        <table:table-row table:style-name="ro7">
          <table:table-cell office:value-type="string" calcext:value-type="string">
            <text:p>MTM3</text:p>
          </table:table-cell>
          <table:table-cell office:value-type="string" calcext:value-type="string">
            <text:p>location:current:forest&amp;noitem:sword</text:p>
          </table:table-cell>
          <table:table-cell office:value-type="string" calcext:value-type="string">
            <text:p>Walking through {location:current:namewiththe}, you stumble over a camouflaged log, your foot making a strange, hollow sound against the bark. Curious, you go back to investigate.</text:p>
            <text:p/>
            <text:p><text:span text:style-name="T1">The log is hollow, and inside you find, wrapped in a thick cloth, a sheathed sword. You remove it from its sheath. Your new sword glints in the light coming through the trees.{|GIVE:sword:A sword:discovered in a hollow log in [location-current-namewiththe], glints in the light|}</text:span></text:p>
          </table:table-cell>
          <table:table-cell office:value-type="string" calcext:value-type="string">
            <text:p>Keep your sword at the ready</text:p>
          </table:table-cell>
          <table:table-cell office:value-type="string" calcext:value-type="string">
            <text:p>Strap it to your back for safe-keeping</text:p>
          </table:table-cell>
          <table:table-cell office:value-type="string" calcext:value-type="string">
            <text:p>You strap your new weapon to your belt, ready to use it if the need arises.</text:p>
            <text:p/>
            <text:p>You continue on your way to {location:goal:namewiththe}.</text:p>
          </table:table-cell>
          <table:table-cell office:value-type="string" calcext:value-type="string">
            <text:p>You strap the sheath to your back with the sword inside. It's not going anywhere without you.</text:p>
            <text:p/>
            <text:p>You continue on your way to {location:goal:namewiththe}.</text:p>
          </table:table-cell>
          <table:table-cell table:number-columns-repeated="57"/>
        </table:table-row>
        <table:table-row table:style-name="ro7">
          <table:table-cell office:value-type="string" calcext:value-type="string">
            <text:p>CTT1.1</text:p>
          </table:table-cell>
          <table:table-cell office:value-type="string" calcext:value-type="string">
            <text:p>location:current:forest|location:current:plains</text:p>
          </table:table-cell>
          <table:table-cell office:value-type="string" calcext:value-type="string">
            <text:p>A wide river blocks your path to {location:goal:namewiththe}.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location:goal:namewiththe}.</text:p>
          </table:table-cell>
          <table:table-cell office:value-type="string" calcext:value-type="string">
            <text:p>You walk along the river's edge until you find {if:location:current:forest:an enormous tree trunk lying across the river. It looks as though someone has recently cut it down.}{if:location:current:plains:a number of long wooden planks lying across the river. You wonder who put them there.} You're able to nimbly walk across the {if:location:current:forest:log}{if:location:current:plains:planks} and cross the river.</text:p>
            <text:p/>
            <text:p>On the other side, you continue on your way to {location:goal:namewiththe}.</text:p>
          </table:table-cell>
          <table:table-cell table:number-columns-repeated="57"/>
        </table:table-row>
        <table:table-row table:style-name="ro8">
          <table:table-cell office:value-type="string" calcext:value-type="string">
            <text:p>CTT1.2</text:p>
          </table:table-cell>
          <table:table-cell office:value-type="string" calcext:value-type="string">
            <text:p>location:current:mountain</text:p>
          </table:table-cell>
          <table:table-cell office:value-type="string" calcext:value-type="string">
            <text:p>A fast-rushing river blocks your path to {location:goal:namewiththe}. The water is deep and moving fast. You can see stepping stones barely visible under the surface of the water.</text:p>
          </table:table-cell>
          <table:table-cell office:value-type="string" calcext:value-type="string">
            <text:p>Cross on the stepping stones</text:p>
          </table:table-cell>
          <table:table-cell office:value-type="string" calcext:value-type="string">
            <text:p>Look for a better place to cross farther up</text:p>
          </table:table-cell>
          <table:table-cell office:value-type="string" calcext:value-type="string">
            <text:p>You step very carefully on each stone. Planting your feet solidly on each stone before stepping to the next one, you make it about halfway across the river. Suddenly, a stone that you were stepping on comes loose, careening down the raging river and taking you along with it.</text:p>
            <text:p/>
            <text:p>You get several bruises before you're able to catch yourself, much further downstream.{if:item:pack: Your pack is swept downstream; your bedroll, all your food, and anything else you had in your pack is gone. You'll forage for food and sleep on the ground from now on.[|REMOVE-pack|][|REMOVE-map|]}</text:p>
            <text:p/>
            <text:p>You drag yourself to the other side of the river. You're sore all over, and can't move for hours.</text:p>
            <text:p/>
            <text:p>Once you feel almost ready, you climb back up the river's edge to the path and continue on your way to {location:goal:namewiththe}.</text:p>
          </table:table-cell>
          <table:table-cell office:value-type="string" calcext:value-type="string">
            <text:p>You climb up the rocks along the river's edge until you find an enormous tree trunk lying across the river. It looks as though someone has recently cut it down. You're able to nimbly walk across the log and cross the river.</text:p>
            <text:p/>
            <text:p>Climbing back down the mountain, you find the path again and continue on your way to {location:goal:namewiththe}.</text:p>
          </table:table-cell>
          <table:table-cell table:number-columns-repeated="57"/>
        </table:table-row>
        <table:table-row table:style-name="ro7">
          <table:table-cell office:value-type="string" calcext:value-type="string">
            <text:p>CTT2.1</text:p>
          </table:table-cell>
          <table:table-cell office:value-type="string" calcext:value-type="string">
            <text:p>location:current:forest|location:current:swamp</text:p>
          </table:table-cell>
          <table:table-cell office:value-type="string" calcext:value-type="string">
            <text:p>A long, tall wall runs across your path to {location:goal:namewiththe}, {if:location:current:forest:at least 15 feet tall}{if:location:current:swamp:still standing despite the base of it being buried in muck}. Its stones are old and falling apart, and it might collapse on top of you if you try to climb it.</text:p>
          </table:table-cell>
          <table:table-cell office:value-type="string" calcext:value-type="string">
            <text:p>Climb the wall here</text:p>
          </table:table-cell>
          <table:table-cell office:value-type="string" calcext:value-type="string">
            <text:p>Look for a gap in the wall somewhere else</text:p>
          </table:table-cell>
          <table:table-cell office:value-type="string" calcext:value-type="string">
            <text:p>You pull stones out of the wall as you climb, and they clatter {if:location:current:forest:to the ground below}{if:location:current:swamp:into the muck beneath} you. The wall shifts and sways as you climb, but miraculously doesn't collapse. When you get to the top and descend on the other side, you can hear stones skidding out of place behind you{if:location:current:swamp: and plopping into the [location-current-type], never to be seen again}.</text:p>
            <text:p/>
            <text:p>You continue on your way to {location:goal:namewiththe}.</text:p>
          </table:table-cell>
          <table:table-cell office:value-type="string" calcext:value-type="string">
            <text:p>Farther along the wall, you find {if:location:current:forest:a tall tree with a branch leaning over the wall. You climb the tree, edge out along the branch, and drop down on the other side of the wall.}{if:location:current:swamp:a number of thick vines that have grown up over the stones here. You take hold of the vines, pulling yourself carefully to the top before letting yourself down the other side. Your feet squelch when they hit the ground.}</text:p>
            <text:p/>
            <text:p>Once over the wall, you continue on your way to {location:goal:namewiththe}.</text:p>
          </table:table-cell>
          <table:table-cell table:number-columns-repeated="57"/>
        </table:table-row>
        <table:table-row table:style-name="ro8">
          <table:table-cell office:value-type="string" calcext:value-type="string">
            <text:p>BOTW1.1</text:p>
          </table:table-cell>
          <table:table-cell table:style-name="ce2" office:value-type="string" calcext:value-type="string">
            <text:p>character:baron&amp;baronclaimshometown:true&amp;goal:baronhome&amp;character:ranger&amp;location:current:forest|location:current:swamp|location:current:mountain</text:p>
          </table:table-cell>
          <table:table-cell office:value-type="string" calcext:value-type="string">
            <text:p>{if:location:current:forest:The [location-current-type] is dense here, overgrown and difficult to travel through.}{if:location:current:swamp:Your path lies through a fetid [location-current-type], overgrown with vines. The humidity is stifling and flies swarm everywhere.}{if:location:current:mountain:Your path lies through a rocky mountain pass, with few trees and little greenery along the way.}</text:p>
            <text:p/>
            <text:p>After a day or so, you hear footsteps {if:location:current:forest:crashing through the brush}{if:location:current:swamp:sloshing through the murky water}{if:location:current:mountain:coming over the next ridge}. They're getting nearer.</text:p>
          </table:table-cell>
          <table:table-cell office:value-type="string" calcext:value-type="string">
            <text:p>Hide {if:location:current:forest:in the brush}{if:location:current:swamp:in a nearby bush}{if:location:current:mountain:behind a boulder} and wait</text:p>
          </table:table-cell>
          <table:table-cell office:value-type="string" calcext:value-type="string">
            <text:p>Seek out the footsteps</text:p>
          </table:table-cell>
          <table:table-cell office:value-type="string" calcext:value-type="string">
            <text:p>You {if:location:current:forest:find a clump of bushes to hide inside}{if:location:current:swamp:climb into a nearby bush and try to make yourself invisible, then wait}{if:location:current:mountain:find two boulders to hide between}. As the footsteps get closer, you see two dozen of the {character:baron:baron}'s armed men tramping {if:location:current:forest:through the underbrush}{if:location:current:swamp:through the [location-current-type]}{if:location:current:mountain:down the mountain, toward you}.</text:p>
            <text:p/>
            <text:p>You hold your breath, but one of them {if:location:current:forest:stumbles}{if:location:current:swamp:stumbles}{if:location:current:mountain:com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if:location:current:forest:You tramp through the underbrush towards the sound of footsteps, getting closer as you hike.}{if:location:current:swamp:You pick your way through the [location-current-type] on some of the more solid patches, getting closer to the sound of footsteps.}{if:location:current:mountain:You make your way over loose rocks and boulders, getting closer to the footsteps as you climb.} Then, {if:location:current:forest:through the trees}{if:location:current:swamp:through the trees and vines}{if:location:current:mountain:over the next rise},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57"/>
        </table:table-row>
        <table:table-row table:style-name="ro9">
          <table:table-cell office:value-type="string" calcext:value-type="string">
            <text:p>BOTW1.2</text:p>
          </table:table-cell>
          <table:table-cell table:style-name="ce2" office:value-type="string" calcext:value-type="string">
            <text:p>character:baron&amp;baronclaimshometown:true&amp;goal:baronhome&amp;character:ranger&amp;location:current:plains</text:p>
          </table:table-cell>
          <table:table-cell office:value-type="string" calcext:value-type="string">
            <text:p>Your path lies through a vast grassland, marked by trees very infrequently. The sun beats down from above, and tall grass obscures your view of the ground you're walking on.</text:p>
            <text:p/>
            <text:p>After a day or so, you see a group making its way in your direction, wading through the tall grass. They're getting nearer.</text:p>
          </table:table-cell>
          <table:table-cell office:value-type="string" calcext:value-type="string">
            <text:p>Lie down and try to hide in the tall grass</text:p>
          </table:table-cell>
          <table:table-cell office:value-type="string" calcext:value-type="string">
            <text:p>Go to meet the group</text:p>
          </table:table-cell>
          <table:table-cell office:value-type="string" calcext:value-type="string">
            <text:p>You move to the side and lie down in a particularly dense patch of grass. Hopefully, they'll pass by you without noticing you. Your head is down, so you can't see who's approaching.</text:p>
            <text:p/>
            <text:p>Whoever they are, one of them stumbles just a bit too close to you..</text:p>
            <text:p/>
            <text:p>"What do we have here?" he says. He grabs you roughly by the shoulder and jerks you to your feet. Now you can see who the group is: two dozen of the {character:baron:baron}'s men in uniform. "Well, well, well, the {character:baron:baron} will be THRILLED to meet you!" Cheers erupt.{|BOTW1a|}</text:p>
          </table:table-cell>
          <table:table-cell office:value-type="string" calcext:value-type="string">
            <text:p>You pick your way towards the group approaching you, being careful to avoid a hidden dip in the terrain. As you get closer, you recognize who they are: two dozen of the {character:baron:baron}'s men in uniform.</text:p>
            <text:p/>
            <text:p>When they see you so close, they run up to meet you before you have a chance to react. One of them grabs you roughly by the shoulder. "What do we have here?" he says. "Well, well, well, the {character:baron:baron} will be THRILLED to meet you!" Cheers erupt. {|BOTW1a|}</text:p>
          </table:table-cell>
          <table:table-cell table:number-columns-repeated="57"/>
        </table:table-row>
        <table:table-row table:style-name="ro9">
          <table:table-cell office:value-type="string" calcext:value-type="string">
            <text:p>BOTW1a</text:p>
          </table:table-cell>
          <table:table-cell/>
          <table:table-cell office:value-type="string" calcext:value-type="string">
            <text:p>Two more men grab your arms and bind them. You're taken to a camp on a rise in the {location:current:type} about an hour away. The {character:baron:baron}'s men tie you to a nearby tree and spend the night drinking and making coarse jokes.</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if:item:pack:grab your pack silently and }disappear into the night, using the stars to head in the direction of {location:goal:namewiththe}.</text:p>
          </table:table-cell>
          <table:table-cell office:value-type="string" calcext:value-type="string">
            <text:p>You close your eyes and eventually fall into a fitful sleep.</text:p>
            <text:p/>
            <text:p>Hours later you feel someone removing your bonds. It's still night out. You turn to look and see {character:ranger:name}'s face. "Didn't think I'd find YOU when I came to investigate. Stay quiet." {character:ranger:subPronoun:cap} finishes cutting your bonds with {character:ranger:possPronoun} knife, {if:item:pack:you grab your pack, }and the two of you slip quietly into the night.</text:p>
            <text:p/>
            <text:p>You travel for a few minutes away from the camp before you realize {character:ranger:name} is gone. The sun begins to rise as you silently make your way toward {location:goal:namewiththe}.</text:p>
          </table:table-cell>
          <table:table-cell table:number-columns-repeated="57"/>
        </table:table-row>
        <table:table-row table:style-name="ro10">
          <table:table-cell table:style-name="ce2" office:value-type="string" calcext:value-type="string">
            <text:p>BOTW2</text:p>
          </table:table-cell>
          <table:table-cell table:style-name="ce2" office:value-type="string" calcext:value-type="string">
            <text:p>location:current:forest|location:current:mountain</text:p>
          </table:table-cell>
          <table:table-cell office:value-type="string" calcext:value-type="string">
            <text:p>{if:location:current:forest:The [location-current-type] is dense here, overgrown and difficult to travel through.}{if:location:current:mountain:The mountain pass is rough here. In many places, you have to climb on all fours to make it over the enormous, jagged rocks.}</text:p>
            <text:p/>
            <text:p>After a day or so, it begins to rain heavily. You take shelter in a nearby cave, making your bed in a small alcove. You go to sleep to wait out the rain.</text:p>
            <text:p/>
            <text:p>When you wake up, you hear something else moving in the cave. Opening your eyes, you see two enormous bears, sitting between your alcove and the door. It's still raining outside. They seem to be laying down to sleep. What do you do?</text:p>
          </table:table-cell>
          <table:table-cell office:value-type="string" calcext:value-type="string">
            <text:p>Try to scare them out of the cave so you can leave</text:p>
          </table:table-cell>
          <table:table-cell office:value-type="string" calcext:value-type="string">
            <text:p>Wait until they go to sleep, then sneak out</text:p>
          </table:table-cell>
          <table:table-cell office:value-type="string" calcext:value-type="string">
            <text:p>You get up suddenly, shouting and waving your arms threateningly.</text:p>
            <text:p/>
            <text:p>The bears are startled at first, but then rear up on their hind legs, roaring threateningly. They aren't backing out, but they do leave you enough room to sneak between them, deftly dodging their sharp claws.</text:p>
            <text:p/>
            <text:p>You make it out{if:noitem:pack: and set off at a run for [location-goal-namewiththe].}{if:item:pack:, but the bears rip your pack off of your back. Your bedroll, all your food, and anything else you had in your pack is gone. You'll forage for food and sleep on the ground from now on.[|REMOVE-pack|][|REMOVE-map|]}</text:p>
          </table:table-cell>
          <table:table-cell office:value-type="string" calcext:value-type="string">
            <text:p>It seems like it takes an eternity, but eventually, as it's getting dark outside again, the two bears settle down, nestled up against each other. You wait until you're absolutely sure they're asleep. Then, very, very quietly, you gather your bedroll and sneak past them out of the cave. The rain has stopped by now, and the {location:current:type} is quiet and dark.</text:p>
          </table:table-cell>
          <table:table-cell table:number-columns-repeated="57"/>
        </table:table-row>
        <table:table-row table:style-name="ro11">
          <table:table-cell office:value-type="string" calcext:value-type="string">
            <text:p>ROT1</text:p>
          </table:table-cell>
          <table:table-cell table:style-name="ce2" office:value-type="string" calcext:value-type="string">
            <text:p>location:current:forest|location:current:mountain|location:current:swamp|location:current:plains</text:p>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SET:squirrel:exists|}</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if:noitem:pack:You don't have much food without your pack, but you share a bite of food you foraged earlier. }The squirrel seems appreciative{if:noitem:pack: anyway}, and chirps happily. It looks deep into your eyes, then it scampers off into the {location:current:type}.</text:p>
          </table:table-cell>
          <table:table-cell office:value-type="string" calcext:value-type="string">
            <text:p>The squirrel watches you as you leave, then scampers off.</text:p>
          </table:table-cell>
          <table:table-cell table:number-columns-repeated="57"/>
        </table:table-row>
        <table:table-row table:style-name="ro12">
          <table:table-cell office:value-type="string" calcext:value-type="string">
            <text:p>ROT2</text:p>
          </table:table-cell>
          <table:table-cell office:value-type="string" calcext:value-type="string">
            <text:p>location:current:town|location:current:forest|location:current:swamp</text:p>
          </table:table-cell>
          <table:table-cell office:value-type="string" calcext:value-type="string">
            <text:p>{character:pick:selector=relationship:relationship=child:tag=petowner}Late in the day, you hear a voice calling out through the {location:current:type}. You hide immediately, but then realize the voice seems to be that of a young {character:petowner:sexAge}. You can see {character:petowner:objPronoun} walking alone, calling out for {character:petowner:possPronoun}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of hiding,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hours to find Sniffles. {character:petowner:name:cap} thanks you profusely for your help, and Sniffles licks your hand. Then, you continue on your way to {location:goal:namewiththe}.</text:p>
          </table:table-cell>
          <table:table-cell office:value-type="string" calcext:value-type="string">
            <text:p>{character:petowner:subPronoun:cap} continues calling and passes out of earshot in a few minutes. Then, you continue on your way to {location:goal:namewiththe}.</text:p>
          </table:table-cell>
          <table:table-cell table:number-columns-repeated="57"/>
        </table:table-row>
        <table:table-row table:style-name="ro4">
          <table:table-cell office:value-type="string" calcext:value-type="string">
            <text:p>ROT3</text:p>
          </table:table-cell>
          <table:table-cell office:value-type="string" calcext:value-type="string">
            <text:p>location:current:forest&amp;squirrel:exists</text:p>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text:p>
          </table:table-cell>
          <table:table-cell office:value-type="string" calcext:value-type="string">
            <text:p>Your voice rings out into the {location:current:type}. No one answers.</text:p>
            <text:p/>
            <text:p>After a few minutes, you hear skittering and see the squirrel peek its head into view. Then it disappears.</text:p>
            <text:p/>
            <text:p>A minute later, a rope woven from nearby ferns and grasses drops down into the pit with you. The squirrel reappears, it's red eyes flashing, before it disappears again.</text:p>
            <text:p/>
            <text:p>You climb easily out of the pit. The squirrel is nowhere to be seen.</text:p>
          </table:table-cell>
          <table:table-cell table:number-columns-repeated="57"/>
        </table:table-row>
        <table:table-row table:style-name="ro13">
          <table:table-cell office:value-type="string" calcext:value-type="string">
            <text:p>ROT4</text:p>
          </table:table-cell>
          <table:table-cell office:value-type="string" calcext:value-type="string">
            <text:p>character:baron&amp;baronclaimshometown:true&amp;character:taken</text:p>
          </table:table-cell>
          <table:table-cell office:value-type="string" calcext:value-type="string">
            <text:p>At night, you wonder how your friend {character:taken:name} is right now. It's been a long time since {character:taken:subPronoun} was taken to {location:baronhome:namewiththe} by the {character:baron:baron}'s men.</text:p>
          </table:table-cell>
          <table:table-cell office:value-type="string" calcext:value-type="string">
            <text:p>Worry about what's happened to {character:taken:name}</text:p>
          </table:table-cell>
          <table:table-cell office:value-type="string" calcext:value-type="string">
            <text:p>Try to sleep</text:p>
          </table:table-cell>
          <table:table-cell office:value-type="string" calcext:value-type="string">
            <text:p>You stay up staring into the fire wondering whether or not {character:taken:name} is safe. It's late before you fall asleep. {if:noitem:pack:The ground is hard and cold without your bedroll. } You're tired the next morning.</text:p>
          </table:table-cell>
          <table:table-cell office:value-type="string" calcext:value-type="string">
            <text:p>You turn over and do your best to fall asleep. {if:noitem:pack:The ground is hard and cold without your bedroll. }The next morning comes {if:noitem:pack:slowly}{if:item:pack:quickly}. The sun is rising. You set out for {location:baronhome:namewiththe}, hoping to find {character:taken:name} there.</text:p>
          </table:table-cell>
          <table:table-cell table:number-columns-repeated="57"/>
        </table:table-row>
        <table:table-row table:style-name="ro5">
          <table:table-cell office:value-type="string" calcext:value-type="string">
            <text:p>ROT5</text:p>
          </table:table-cell>
          <table:table-cell office:value-type="string" calcext:value-type="string">
            <text:p>location:current:plains&amp;character:mentor</text:p>
          </table:table-cell>
          <table:table-cell office:value-type="string" calcext:value-type="string">
            <text:p>You're in the middle of {location:current:namewiththe}, tall grass as far as the eye can see. The sun is hot, you're almost out of water, and there's no shade anywhere. What do you do?</text:p>
          </table:table-cell>
          <table:table-cell office:value-type="string" calcext:value-type="string">
            <text:p>Dismantle your pack to make a small tent for shade</text:p>
          </table:table-cell>
          <table:table-cell office:value-type="string" calcext:value-type="string">
            <text:p>Push on in the heat, looking for water</text:p>
          </table:table-cell>
          <table:table-cell office:value-type="string" calcext:value-type="string">
            <text:p>Using the leather in your pack, you create a very small tent to hide under during the heat of the day. You travel at night, when the moon is out and {location:current:namewiththe} are cooler.</text:p>
          </table:table-cell>
          <table:table-cell office:value-type="string" calcext:value-type="string">
            <text:p>You push through the tall grass, your head pounding from dehydration, looking for water anywhere. After a few hours of this, you collapse, unable to move farther.</text:p>
            <text:p/>
            <text:p>Sometime later, you feel someone grabbing your shirt and splashing water in your face. Opening your eyes, you see {pick:character:current:mentor:waterskin}{character:waterskin:name} crouching over you, emptying a waterskin slowly. “You can't travel in heat like this, you almost died. Here.” {character:waterskin:subPronoun:cap} gives you the waterskin to drink from. You empty it in a few gulps.</text:p>
            <text:p/>
            <text:p>“Carry extra water next time. Take this,” {character:waterskin:name} says, taking the empty waterskin and giving you a full one. “I've got a spare.” With that, {character:waterskin:subPronoun} disappears into the grass. {|GIVE:extrawaterskin:[character-waterskin-name]'s waterskin:An extra waterskin [character-waterskin-name] gave you in [location-current-namewiththe]|}</text:p>
          </table:table-cell>
          <table:table-cell table:number-columns-repeated="57"/>
        </table:table-row>
        <table:table-row table:style-name="ro7">
          <table:table-cell office:value-type="string" calcext:value-type="string">
            <text:p>ROT6</text:p>
          </table:table-cell>
          <table:table-cell office:value-type="string" calcext:value-type="string">
            <text:p>location:current:mountain</text:p>
          </table:table-cell>
          <table:table-cell office:value-type="string" calcext:value-type="string">
            <text:p>Between you and {location:goal:namewiththe} lies a steep slope, rising sharply into the sky. Rocky handholds jut out through the loose pebbles covering the slope.</text:p>
            <text:p/>
            <text:p>You begin to climb, moving carefully from handhold to handhold. About halfway up, the stone under your right foot comes loose, sending rocks and pebbles sliding down the mountain. Your right hand seems to be holding a stable rock for now.</text:p>
          </table:table-cell>
          <table:table-cell office:value-type="string" calcext:value-type="string">
            <text:p>Ride the sliding rocks back down the slope</text:p>
          </table:table-cell>
          <table:table-cell office:value-type="string" calcext:value-type="string">
            <text:p>Hold on with all your might</text:p>
          </table:table-cell>
          <table:table-cell office:value-type="string" calcext:value-type="string">
            <text:p>Letting go, you slide down the slope, dislodging more rocks as you slide. You hear tremors that threaten an avalanche, but you don't see one just yet.</text:p>
            <text:p/>
            <text:p>When the skittering stones stop, you resume your climb to the top. You have more ground to make up, but you're careful not to pull any more stones loose. It's late when you reach the top.</text:p>
            <text:p/>
            <text:p>You continue on your way to {location:goal:namewiththe}.</text:p>
          </table:table-cell>
          <table:table-cell office:value-type="string" calcext:value-type="string">
            <text:p>You grab with your left hand over your right. You have nothing solid to stand on as rocks and dust slide beneath you and around your hands. Your arm muscles strain to keep hold, your feet kicking against the moving slope.</text:p>
            <text:p/>
            <text:p>Soon, the rockslide stops. You finish climbing to the top. Then, you continue on your way to {location:goal:namewiththe}.</text:p>
          </table:table-cell>
          <table:table-cell table:number-columns-repeated="57"/>
        </table:table-row>
        <table:table-row table:style-name="ro4">
          <table:table-cell office:value-type="string" calcext:value-type="string">
            <text:p>ROT7</text:p>
          </table:table-cell>
          <table:table-cell office:value-type="string" calcext:value-type="string">
            <text:p>location:current:swamp</text:p>
          </table:table-cell>
          <table:table-cell office:value-type="string" calcext:value-type="string">
            <text:p>You're wading through murky water in {location:current:namewiththe}. Suddenly, the water around you begins to move. You're surrounded by crocodiles, each one as long as your outstretched arms. What do you do?</text:p>
          </table:table-cell>
          <table:table-cell office:value-type="string" calcext:value-type="string">
            <text:p>Fight them off</text:p>
          </table:table-cell>
          <table:table-cell office:value-type="string" calcext:value-type="string">
            <text:p>Run for it</text:p>
          </table:table-cell>
          <table:table-cell office:value-type="string" calcext:value-type="string">
            <text:p>One lunges for you, mouth open. You knock it on the snout with a nearby branch and poke it in the eyes. You scramble madly to shore, waving your branch at any of them that come close to you. One of them bites you in the leg, but a forceful knock between the eyes loosens their grip.</text:p>
            <text:p/>
            <text:p>Your leg is bleeding as you stumble out on to rocky ground. The crocodiles don't seem to want to follow you there.</text:p>
            <text:p/>
            <text:p>After putting some distance between yourself and the crocodiles, you wrap up your leg and continue on your way to {location:goal:namewiththe}.</text:p>
          </table:table-cell>
          <table:table-cell office:value-type="string" calcext:value-type="string">
            <text:p>You start moving for shore immediately, quickly but without trying to attract attention. One of them starts accelerating toward you as you approach land, its eyes floating above the water as it swims. You scramble madly out of the water and onto rocky ground just before it gets to you. It doesn't seem to want to follow you there.</text:p>
            <text:p/>
            <text:p>After putting some distance between yourself and the crocodiles, you wrap up your leg and continue on your way to {location:goal:namewiththe}.</text:p>
          </table:table-cell>
          <table:table-cell table:number-columns-repeated="57"/>
        </table:table-row>
        <table:table-row table:style-name="ro9">
          <table:table-cell office:value-type="string" calcext:value-type="string">
            <text:p>ROT8</text:p>
          </table:table-cell>
          <table:table-cell office:value-type="string" calcext:value-type="string">
            <text:p>location:current:plains</text:p>
          </table:table-cell>
          <table:table-cell office:value-type="string" calcext:value-type="string">
            <text:p>In the distance, you see a copse of trees, and you head for them, eager to find some shade from the hot sun. You find shade and a small freshwater pond, an ideal resting place.</text:p>
            <text:p/>
            <text:p>Suddenly, an angry badger emerges from a nearby den. It bares it teeth and growls as it approaches, defending its territory against this new intruder.</text:p>
          </table:table-cell>
          <table:table-cell office:value-type="string" calcext:value-type="string">
            <text:p>Leave the badger's territory</text:p>
          </table:table-cell>
          <table:table-cell office:value-type="string" calcext:value-type="string">
            <text:p>Try to pacify it with food</text:p>
          </table:table-cell>
          <table:table-cell office:value-type="string" calcext:value-type="string">
            <text:p>You back away slowly, returning to the hot sun in {location:current:namewiththe}. Glancing over your shoulder, you can see the badger watching you intently from afar as it disappears below the horizon.</text:p>
          </table:table-cell>
          <table:table-cell office:value-type="string" calcext:value-type="string">
            <text:p>Taking your food out of your pack, you toss some on the ground near the badger. Initially, it thinks you're attacking it, and becomes more aggressive. You back off. Eventually, it realizes you offered it food. You toss it some more. Slowly, it becomes less hostile, and lets you share its copse, but much of your food is gone.</text:p>
            <text:p/>
            <text:p>The shade is a welcome respite from the hot sun. You stay the rest of the day under the watchful eye of the badger. You even manage to catch a few fish in the pond and collect some firewood. Later that day, with night falling, you set out again for {location:goal:namewiththe}, the badger's gaze disappearing eventually below the horizon.</text:p>
          </table:table-cell>
          <table:table-cell table:number-columns-repeated="57"/>
        </table:table-row>
        <table:table-row table:style-name="ro14">
          <table:table-cell office:value-type="string" calcext:value-type="string">
            <text:p>ROT9</text:p>
          </table:table-cell>
          <table:table-cell office:value-type="string" calcext:value-type="string">
            <text:p>location:current:mountain</text:p>
          </table:table-cell>
          <table:table-cell office:value-type="string" calcext:value-type="string">
            <text:p>This high up in {location:current:namewiththe}, the air is thin and cold. Your arms and legs begin to feel weak, and breathing is harder.</text:p>
          </table:table-cell>
          <table:table-cell office:value-type="string" calcext:value-type="string">
            <text:p>Take a break to adjust to the altitude</text:p>
          </table:table-cell>
          <table:table-cell office:value-type="string" calcext:value-type="string">
            <text:p>Power through to the other side of the mountain</text:p>
          </table:table-cell>
          <table:table-cell office:value-type="string" calcext:value-type="string">
            <text:p>You sit on a nearby stone for a few hours, resting up. After a while, you feel fresh enough to start again. Your legs still feel weaker than usual, but with your newfound strength, you can push on easily toward {location:goal:namewiththe}.</text:p>
          </table:table-cell>
          <table:table-cell office:value-type="string" calcext:value-type="string">
            <text:p>Your legs are weak, but through sheer force of will you make them move, over stones and boulders, through trees and brush. You feel like you'll drop dead from the exertion, but you press on.</text:p>
            <text:p/>
            <text:p>Finally, you see the ground begin to slope down under you. You've reached the other side! Your legs regain strength as you hike down {location:current:namewiththe}, toward {location:goal:namewiththe}.</text:p>
          </table:table-cell>
          <table:table-cell table:number-columns-repeated="57"/>
        </table:table-row>
        <table:table-row table:style-name="ro15">
          <table:table-cell office:value-type="string" calcext:value-type="string">
            <text:p>MWG1</text:p>
          </table:table-cell>
          <table:table-cell table:style-name="ce2" office:value-type="string" calcext:value-type="string">
            <text:p>character:baron&amp;baronclaimshometown:true&amp;goal:baronhome&amp;character:ranger&amp;location:current:forest|location:current:swamp|location:current:mountain|location:current:plains</text:p>
          </table:table-cell>
          <table:table-cell office:value-type="string" calcext:value-type="string">
            <text:p>As the sun sets, you see a small hut ahead of you, {if:location:current:forest:nestled between the trees}{if:location:current:swamp:surrounded by bog water}{if:location:current:mountain:hiding between two huge rocks}{if:location:current:plains:nearly hidden by the tall grass and shrubbery}. You pause, considering whether or not to investigate, but before you can decide, a group of men and women dressed like {character:ranger:name} {if:location:current:forest:steps out from behind the trees}{if:location:current:swamp:steps out from behind trees and vines}{if:location:current:mountain:steps out from behind nearby boulders}{if:location:current:plains:stands up from their hiding places in the tall grass}, surrounding you.</text:p>
            <text:p/>
            <text:p>"What are you doing here?" one of them asks you.</text:p>
          </table:table-cell>
          <table:table-cell office:value-type="string" calcext:value-type="string">
            <text:p>Ask them what THEY are doing here</text:p>
          </table:table-cell>
          <table:table-cell office:value-type="string" calcext:value-type="string">
            <text:p>Tell them you're here to free {location:hometown:name} from {character:baron:baron} {character:baron:name}</text:p>
          </table:table-cell>
          <table:table-cell office:value-type="string" calcext:value-type="string">
            <text:p>"We're fighting against the {character:baron:baron}'s influence, to free the villages {character:baron:subPronoun}'s conquered from {character:baron:possPronoun} control." You share that you're trying to do the same thing.</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In the morning, you set off for {location:goal:namewiththe} again.{|SET:metbaronresistance:true|}{almanac:Resistance fighters:in [location-current-namewiththe], working against [character-baron-baron] [character-baron-name]}</text:p>
          </table:table-cell>
          <table:table-cell office:value-type="string" calcext:value-type="string">
            <text:p>"We're on the same side then! Have you met our friend {character:ranger:name}? {character:ranger:subPronoun:cap}'s out there somewhere, fighting against the {character:baron:baron}'s influence."{almanac:[character-ranger-name]:part of a group of resistance fighters}</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text:span text:style-name="T1">In the morning, you set off for {location:goal:namewiththe} again.{|SET:metbaronresistance:true|}{almanac:Resistance fighters:in [location-current-namewiththe], working against [character-baron-baron] [character-baron-name]}</text:span></text:p>
          </table:table-cell>
          <table:table-cell table:number-columns-repeated="57"/>
        </table:table-row>
        <table:table-row table:style-name="ro6">
          <table:table-cell office:value-type="string" calcext:value-type="string">
            <text:p>MWG2</text:p>
          </table:table-cell>
          <table:table-cell table:style-name="ce2" office:value-type="string" calcext:value-type="string">
            <text:p>location:current:forest</text:p>
          </table:table-cell>
          <table:table-cell office:value-type="string" calcext:value-type="string">
            <text:p><text:span text:style-name="T1">{character:pick:selector=new:relationship=mysterious:tag=forestguardian}Walking through {location:current:namewiththe}, you hear someone humming ahead. When you reach the sound, you see a {character:forestguardian:sexAge} {if:character:forestguardian:female:with white hair}{if:character:forestguardian:male:with a long, white beard}. {character:forestguardian:possPronoun:cap} clothes look like they're made from grass and leaves and flowers. {character:forestguardian:subPronoun:cap}</text:span>'s kneeling on the grass and surrounded by various forest animals: a squirrel, a rabbit, several birds, a few butterflies.{if:squirrel:exists: The squirrel has ruby red eyes, and chirps at you.}</text:p>
            <text:p/>
            <text:p><text:span text:style-name="T1">Looking up, {character:forestguardian:subPronoun} sees you approaching. "My child," {character:forestguardian:subPronoun}</text:span> says, "come, sit awhile with me."</text:p>
          </table:table-cell>
          <table:table-cell office:value-type="string" calcext:value-type="string">
            <text:p>Sit with the {character:forestguardian:sexAge}</text:p>
          </table:table-cell>
          <table:table-cell office:value-type="string" calcext:value-type="string">
            <text:p><text:span text:style-name="T1">Ask who {character:forestguardian:subPronoun}</text:span> is</text:p>
          </table:table-cell>
          <table:table-cell office:value-type="string" calcext:value-type="string">
            <text:p><text:span text:style-name="T1">You sit with the {character:forestguardian:sexAge}. For a long time, neither of you say anything. {character:forestguardian:subPronoun:cap} seems to be talking to the animals, but you can't hear anything come from {character:forestguardian:possPronoun}</text:span> mouth, except maybe a whisper.</text:p>
            <text:p/>
            <text:p><text:span text:style-name="T1">Then, {character:forestguardian:subPronoun} turns to you. {character:forestguardian:subPronoun:cap} smiles at you, reaching out and touching your bare forehead. "Be at peace, young one," {character:forestguardian:subPronoun} says. Instantly, you feel a warm peace flow through you, as though everything will be right in the end. {character:forestguardian:subPronoun:cap}</text:span> turns {character:forestguardian:possPronoun} attention back to the animals, and you leave after a minute. The feeling stays with you for a long time.</text:p>
          </table:table-cell>
          <table:table-cell office:value-type="string" calcext:value-type="string">
            <text:p>"Who am I? Why, I am the forest all around you. These animals belong to me, and I care for them. Everything in {location:current:namewiththe} is mine to care for."</text:p>
            <text:p/>
            <text:p><text:span text:style-name="T1">You watch {character:forestguardian:objPronoun} care for {character:forestguardian:possPronoun} forest animals for a few minutes, and then continue on into {location:current:namewiththe}. "Farewell," {character:forestguardian:subPronoun} calls after you as {character:forestguardian:subPronoun}</text:span> disappears from your view, behind the trees and brush.</text:p>
          </table:table-cell>
          <table:table-cell table:number-columns-repeated="57"/>
        </table:table-row>
        <table:table-row table:style-name="ro11">
          <table:table-cell office:value-type="string" calcext:value-type="string">
            <text:p>WAT1</text:p>
          </table:table-cell>
          <table:table-cell office:value-type="string" calcext:value-type="string">
            <text:p>location:current:forest|location:current:swamp|location:current:plains</text:p>
          </table:table-cell>
          <table:table-cell office:value-type="string" calcext:value-type="string">
            <text:p>As you head towards {location:goal:namewiththe}, late that day, on your left, you see a large patch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 it could have been days!</text:p>
          </table:table-cell>
          <table:table-cell office:value-type="string" calcext:value-type="string">
            <text:p>Your stomach growls, but you continue on your way. As your food supply dwindles, your limbs grow weaker.</text:p>
          </table:table-cell>
          <table:table-cell table:number-columns-repeated="57"/>
        </table:table-row>
        <table:table-row table:style-name="ro14">
          <table:table-cell office:value-type="string" calcext:value-type="string">
            <text:p>WAT2</text:p>
          </table:table-cell>
          <table:table-cell office:value-type="string" calcext:value-type="string">
            <text:p>location:current:mountain</text:p>
          </table:table-cell>
          <table:table-cell office:value-type="string" calcext:value-type="string">
            <text:p>The next day finds you deep in {location:current:namewiththe}, surrounded by mountain peaks in every direction.</text:p>
            <text:p/>
            <text:p>On the side of the pass, you notice an abandoned camp under an overhang, with the embers of a fire and a half-eaten meal. The food looks delicious, the fire looks warm, and there are no packs or bags anywhere. Your food is running low. What do you do?</text:p>
          </table:table-cell>
          <table:table-cell office:value-type="string" calcext:value-type="string">
            <text:p>Stop to eat the food and enjoy the fire</text:p>
          </table:table-cell>
          <table:table-cell office:value-type="string" calcext:value-type="string">
            <text:p>Avoid the camp and push on</text:p>
          </table:table-cell>
          <table:table-cell office:value-type="string" calcext:value-type="string">
            <text:p>You turn off the trail, sit down on a stone near the firepit, and finish the half-eaten meal. It's very good. You wonder what could have made someone abandon their camp up here in {location:current:namewiththe}.</text:p>
            <text:p/>
            <text:p>When you're done, you rest under the overhang. You still feel sleepy when you wake up, but you set out for {location:goal:namewiththe} anyway, up the mountain pass.</text:p>
          </table:table-cell>
          <table:table-cell office:value-type="string" calcext:value-type="string">
            <text:p>You carry on, avoiding the tempting food. Whoever left the camp surely had a good reason to, and you don't want to stick around to find out what it was. You press on for {location:goal:namewiththe}, hiking through the mountain pass.</text:p>
          </table:table-cell>
          <table:table-cell table:number-columns-repeated="57"/>
        </table:table-row>
        <table:table-row table:style-name="ro16">
          <table:table-cell office:value-type="string" calcext:value-type="string">
            <text:p>AWF1.1</text:p>
          </table:table-cell>
          <table:table-cell table:style-name="ce2" office:value-type="string" calcext:value-type="string">
            <text:p>character:baron&amp;baronclaimshometown:true&amp;goal:baronhome&amp;item:map</text:p>
          </table:table-cell>
          <table:table-cell office:value-type="string" calcext:value-type="string">
            <text:p>You finally arrive at the base of {location:baronhome:namewiththe}. Staying out of view of any of the {character:baron:baron}'s men, you find the hidden path into {location:baronhome:namewiththe} on {character:ranger:name}'s map. The hidden path leads underground, and comes out into a tall, well-decorated corridor inside {location:baronhome:namewiththe}.{if:character:taken: You look around for any sign of [character-taken-name].}{|AWF1a|}</text:p>
          </table:table-cell>
          <table:table-cell table:number-columns-repeated="61"/>
        </table:table-row>
        <table:table-row table:style-name="ro14">
          <table:table-cell office:value-type="string" calcext:value-type="string">
            <text:p>AWF1.2</text:p>
          </table:table-cell>
          <table:table-cell table:style-name="ce2" office:value-type="string" calcext:value-type="string">
            <text:p>character:baron&amp;baronclaimshometown:true&amp;goal:baronhome&amp;noitem:map</text:p>
          </table:table-cell>
          <table:table-cell office:value-type="string" calcext:value-type="string">
            <text:p>You finally arrive at the base of {location:baronhome:namewiththe}. 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2">
          <table:table-cell office:value-type="string" calcext:value-type="string">
            <text:p>AWF1a</text:p>
          </table:table-cell>
          <table:table-cell/>
          <table:table-cell office:value-type="string" calcext:value-type="string">
            <text:p>{|GOTO:goal|}The {character:baron:baron} is walking down the hall with one of {character:baron:possPronoun} men. You find a place to hide, and you can hear them talking.</text:p>
            <text:p/>
            <text:p>"...if they resist, remind them that, if the kingdoms from the north attack, they will not be able to defend themselves. Under our rule, we will provide them with protection against invasion. What is that safety worth to them?..."</text:p>
            <text:p/>
            <text:p>The voices fade away as they turn a corner and are gone.</text:p>
          </table:table-cell>
          <table:table-cell table:number-columns-repeated="61"/>
        </table:table-row>
        <table:table-row table:style-name="ro7">
          <table:table-cell office:value-type="string" calcext:value-type="string">
            <text:p>A1.1</text:p>
          </table:table-cell>
          <table:table-cell table:style-name="ce2" office:value-type="string" calcext:value-type="string">
            <text:p>character:baron&amp;baronclaimshometown:true&amp;location:current:baronhome&amp;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 {character:taken:name} says {character:taken:subPronoun}'ll make sure they all get home.{almanac:[character-taken-name]:rescued from the [character-baron-baron]'s dungeons in [location-baronhome-name]}</text:p>
          </table:table-cell>
          <table:table-cell table:number-columns-repeated="61"/>
        </table:table-row>
        <table:table-row table:style-name="ro11">
          <table:table-cell office:value-type="string" calcext:value-type="string">
            <text:p>A1.2</text:p>
          </table:table-cell>
          <table:table-cell table:style-name="ce2" office:value-type="string" calcext:value-type="string">
            <text:p>character:baron&amp;baronclaimshometown:true&amp;location:current:baronhome&amp;no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text:p>
          </table:table-cell>
          <table:table-cell table:number-columns-repeated="61"/>
        </table:table-row>
        <table:table-row table:style-name="ro5">
          <table:table-cell office:value-type="string" calcext:value-type="string">
            <text:p>UB1</text:p>
          </table:table-cell>
          <table:table-cell table:style-name="ce2" office:value-type="string" calcext:value-type="string">
            <text:p>character:baron&amp;baronclaimshometown:true&amp;location:current:baronhome</text:p>
          </table:table-cell>
          <table:table-cell office:value-type="string" calcext:value-type="string">
            <text:p>Searching in {location:current:namewiththe}, you finally find the treasury. You take out the lone guard, and go inside. Several heavy chests of gold are inside.</text:p>
            <text:p/>
            <text:p>Once the gold is gone, the {character:baron:baron} will have nothing to pay {character:baron:possPronoun} army with, and {character:baron:possPronoun} hold over the region will eventually be gone. What do you do with the gold?</text:p>
          </table:table-cell>
          <table:table-cell office:value-type="string" calcext:value-type="string">
            <text:p>Dump it through the window for the guards outside</text:p>
          </table:table-cell>
          <table:table-cell office:value-type="string" calcext:value-type="string">
            <text:p>Sneak it outside and make sure no one will ever find it</text:p>
          </table:table-cell>
          <table:table-cell office:value-type="string" calcext:value-type="string">
            <text:p>Propping a heavy chest on the windowsill, you open it and pour the coins out the window onto the ground several stories below. You hear voices below: the guards have noticed, and are fighting over the gold among themselves.</text:p>
            <text:p/>
            <text:p>As you keep pouring, the shouts of joy increase. It sounds like the {character:baron:baron} had recruited men from the poorer villages {character:baron:subPronoun} had conquered, promising them good pay in exchange for their service to {character:baron:objPronoun}. Many of the guards below take as much gold as they can and run, returning to their homes and families.</text:p>
            <text:p/>
            <text:p>In a few minutes,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office:value-type="string" calcext:value-type="string">
            <text:p>It takes hours, but you manage to lug each chest of gold outside of {location:current:namewiththe} through {if:item:map:the hidden passage}{if:noitem:map:openings in the guard patrol}. With no shovel, you can't bury the chests. You want to make sure no one can ever find the gold again.</text:p>
            <text:p/>
            <text:p>Wading into a nearby lake, you open the chests and dump the gold coins as deep into the lake as you can. The lake will pull them under the muck on the bottom, and no one will ever find them.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table:number-columns-repeated="57"/>
        </table:table-row>
        <table:table-row table:style-name="ro13">
          <table:table-cell office:value-type="string" calcext:value-type="string">
            <text:p>ROR1</text:p>
          </table:table-cell>
          <table:table-cell table:style-name="ce2" office:value-type="string" calcext:value-type="string">
            <text:p>character:baron&amp;baronclaimshometown:true&amp;location:current:baronhome</text:p>
          </table:table-cell>
          <table:table-cell office:value-type="string" calcext:value-type="string">
            <text:p>You leave {location:current:namewiththe}.{|SET:goal:hometown|}</text:p>
          </table:table-cell>
          <table:table-cell table:number-columns-repeated="61"/>
        </table:table-row>
        <table:table-row table:style-name="ro11">
          <table:table-cell office:value-type="string" calcext:value-type="string">
            <text:p>MF1</text:p>
          </table:table-cell>
          <table:table-cell table:style-name="ce2" office:value-type="string" calcext:value-type="string">
            <text:p>character:baron&amp;baronclaimshometown:true&amp;location:current:baronhome&amp;goal:hometown</text:p>
          </table:table-cell>
          <table:table-cell office:value-type="string" calcext:value-type="string">
            <text:p>As you leave, {character:baron:baron} {character:baron:name} spots you. "After {objPronoun}!" {character:baron:subPronoun} shouts to {character:baron:possPronoun} private guard, and about half a dozen men begin to chase after you. You sprint into the {location:pathtobaron:type} as fast as you can.{|GOTO:pathtobaron|}{|SET:baronchase:true|}</text:p>
          </table:table-cell>
          <table:table-cell/>
          <table:table-cell table:style-name="ce3" table:number-columns-repeated="3"/>
          <table:table-cell table:number-columns-repeated="57"/>
        </table:table-row>
        <table:table-row table:style-name="ro17">
          <table:table-cell office:value-type="string" calcext:value-type="string">
            <text:p>RFW1.1</text:p>
          </table:table-cell>
          <table:table-cell table:style-name="ce2" office:value-type="string" calcext:value-type="string">
            <text:p>character:baron&amp;baronclaimshometown:true&amp;goal:hometown&amp;baronchase:true&amp;squirrel:exists&amp;location:current:forest|location:current:mountain|location:current:swamp</text:p>
          </table:table-cell>
          <table:table-cell table:style-name="ce2"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2"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text:span text:style-name="T1">One night, you're woken in the middle of the night by the sound of men's footsteps. The {character:baron:baron}'s men are searching {location:current:namewiththe} for you. They almost find your hiding spot, but you hear skittering in {if:location:current:forest:the trees}{if:location:current:mountain:some nearby trees}{if:location:current:swamp:the trees}</text:span>, and the {character:baron:baron}'s men go off to investigate the sound. You see a flash of red between {if:location:current:forest:the leaves}{if:location:current:mountain:two boulders}{if:location:current:swamp:the vines}, possibly two eyes looking at you, and then it's gone.</text:p>
            <text:p/>
            <text:p>You keep going. Thanks to your mysterious benefactor,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5">
          <table:table-cell office:value-type="string" calcext:value-type="string">
            <text:p>RFW1.2</text:p>
          </table:table-cell>
          <table:table-cell table:style-name="ce2" office:value-type="string" calcext:value-type="string">
            <text:p>character:baron&amp;baronclaimshometown:true&amp;goal:hometown&amp;baronchase:true&amp;squirrel:false&amp;location:current:forest|location:current:mountain|location:current:swamp</text:p>
          </table:table-cell>
          <table:table-cell table:style-name="ce2"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2"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One night, you're woken in the middle of the night by the sound of men's footsteps. The {character:baron:baron}'s men are searching {location:current:namewiththe} for you. They almost find your hiding spot, but you hear {if:location:current:forest:rustling leaves}{if:location:current:swamp:a splash in the [location-current-type]}{if:location:current:mountain:small stones rolling down the mountain} in a different direction, and the {character:baron:baron}'s men go off to investigate the sound.</text:p>
            <text:p/>
            <text:p>You keep going in the morning. Thanks to whatever that sound was,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16">
          <table:table-cell office:value-type="string" calcext:value-type="string">
            <text:p>RFW1.3</text:p>
          </table:table-cell>
          <table:table-cell table:style-name="ce2" office:value-type="string" calcext:value-type="string">
            <text:p>character:baron&amp;baronclaimshometown:true&amp;goal:hometown&amp;baronchase:true&amp;metbaronresistance:true&amp;location:current:plains</text:p>
          </table:table-cell>
          <table:table-cell table:style-name="ce2" office:value-type="string" calcext:value-type="string">
            <text:p>The {character:baron:baron}'s men are chasing you through {location:current:namewiththe} on your way back to {location:goal:namewiththe}. If they catch you, there's no telling what they might do to you. They've been chasing you all day, and the {location:current:type} offers no place to hide.</text:p>
          </table:table-cell>
          <table:table-cell table:style-name="ce2" office:value-type="string" calcext:value-type="string">
            <text:p>Surrender and hope they spare your life</text:p>
          </table:table-cell>
          <table:table-cell table:style-name="ce2" office:value-type="string" calcext:value-type="string">
            <text:p>Turn and fight</text:p>
          </table:table-cell>
          <table:table-cell office:value-type="string" calcext:value-type="string">
            <text:p>You stop in your tracks, put your hands up, and slowly turn around. The {character:baron:baron}'s men close the gap between you, smiling and slowing to a walk as they approach.{|RFW1.3a|}</text:p>
          </table:table-cell>
          <table:table-cell office:value-type="string" calcext:value-type="string">
            <text:p>You turn to face them, {if:item:sword:drawing your sword}{if:noitem:sword:readying yourself for a fight}. The Baron's men just laugh, drawing their swords and advancing quickly to close the distance. They'll be on you in seconds.{|RFW1.3a|}</text:p>
          </table:table-cell>
          <table:table-cell table:number-columns-repeated="57"/>
        </table:table-row>
        <table:table-row table:style-name="ro10">
          <table:table-cell office:value-type="string" calcext:value-type="string">
            <text:p>RFW1.3a</text:p>
          </table:table-cell>
          <table:table-cell table:style-name="ce2"/>
          <table:table-cell table:style-name="ce2" office:value-type="string" calcext:value-type="string">
            <text:p>Suddenly, from the tall grass surrounding you, a group of men and women, dressed in rough clothing and holding bows and swords, stand up, surrounding the {character:baron:baron}'s men. {if:metbaronresistance:true:You recognize them as the resistance fighters you met earlier!} The {character:baron:baron}'s men are caught completely off-guard, and everything falls in chaos as the {if:metbaronresistance:true:resistance fighters}{if:metbaronresistance:false:new arrivals} charge.</text:p>
            <text:p/>
            <text:p>"Get out of here!" one of them shouts to you.</text:p>
            <text:p/>
            <text:p>You break away, leaving the sound of battle behind you. The next day, the {character:baron:baron}'s men are nowhere to be seen.{|SET:baronchase:false|}</text:p>
          </table:table-cell>
          <table:table-cell table:style-name="ce2" table:number-columns-repeated="2"/>
          <table:table-cell table:number-columns-repeated="59"/>
        </table:table-row>
        <table:table-row table:style-name="ro18">
          <table:table-cell office:value-type="string" calcext:value-type="string">
            <text:p>CRT1</text:p>
          </table:table-cell>
          <table:table-cell office:value-type="string" calcext:value-type="string">
            <text:p>character:baron&amp;baronclaimshometown:true&amp;goal:hometown</text:p>
          </table:table-cell>
          <table:table-cell office:value-type="string" calcext:value-type="string">
            <text:p>{|GOTO:hometown|}You finally return to {location:current:name}. Since you left, the people have been under the rule of the {character:baron:baron}'s men, who have done nothing but drink and destroy property that isn't theirs.</text:p>
          </table:table-cell>
          <table:table-cell table:number-columns-repeated="61"/>
        </table:table-row>
        <table:table-row table:style-name="ro7">
          <table:table-cell office:value-type="string" calcext:value-type="string">
            <text:p>MOTW1</text:p>
          </table:table-cell>
          <table:table-cell table:style-name="ce2" office:value-type="string" calcext:value-type="string">
            <text:p>character:baron&amp;baronclaimshometown:true&amp;location:current:hometown</text:p>
          </table:table-cell>
          <table:table-cell office:value-type="string" calcext:value-type="string">
            <text:p>You organize a secret meeting at night to rally the people together. They are all ears, ready to hear your plan to rid {location:current:namewiththe} of the {character:baron:baron}'s men. What do you tell them?</text:p>
          </table:table-cell>
          <table:table-cell office:value-type="string" calcext:value-type="string">
            <text:p>Drive them out with force</text:p>
          </table:table-cell>
          <table:table-cell office:value-type="string" calcext:value-type="string">
            <text:p>Poison their food and drink</text:p>
          </table:table-cell>
          <table:table-cell office:value-type="string" calcext:value-type="string">
            <text:p>You lead the people in a revolt against the {character:baron:baron}'s standing force in {location:current:namewiththe}. Drunk and caught off guard by armed civilians, they're not sure what to do. A few of them are killed before they all retreat, leaving the town forever.</text:p>
          </table:table-cell>
          <table:table-cell office:value-type="string" calcext:value-type="string">
            <text:p>That night, the {character:baron:baron}'s men carouse as they always do, demanding food and drink from local businesses they never intend to pay for. But this time, in a coordinated effort by the people of {location:current:namewiththe}, their food and drink is all poisoned. The next morning, not one of the {character:baron:baron}'s men in {location:current:namewiththe} is alive. The people of {location:current:namewiththe} bury them outside of town. They will never bother anyone ever again.</text:p>
          </table:table-cell>
          <table:table-cell table:number-columns-repeated="57"/>
        </table:table-row>
        <table:table-row table:style-name="ro11">
          <table:table-cell office:value-type="string" calcext:value-type="string">
            <text:p>FTL1</text:p>
          </table:table-cell>
          <table:table-cell table:style-name="ce2" office:value-type="string" calcext:value-type="string">
            <text:p>character:baron&amp;baronclaimshometown:true&amp;location:current:hometown</text:p>
          </table:table-cell>
          <table:table-cell office:value-type="string" calcext:value-type="string">
            <text:p>{location:hometown:namewiththe:cap} is now free!{|SET:baronclaimshometown:false|}{almanac:[character-baron-baron] [character-baron-name]:lives in [location-baronhome-namewiththe]:reset} Your fellow citizens are eagerly offering you a position of leadership: they want to make you the {chief} of {location:hometown:namewiththe}. What do you do?</text:p>
          </table:table-cell>
          <table:table-cell office:value-type="string" calcext:value-type="string">
            <text:p>Go back to your old job, {industry:hometown:workGer}</text:p>
          </table:table-cell>
          <table:table-cell office:value-type="string" calcext:value-type="string">
            <text:p>Take the new job as {chief} of {location:hometown:name}</text:p>
          </table:table-cell>
          <table:table-cell office:value-type="string" calcext:value-type="string">
            <text:p>{industry:hometown:gooddayfinal} {location:hometown:name}'s freedom allows things to go back to the way that they were. But you know that, if ever another {character:baron:baron} tried to take control of {location:hometown:name} again, you and your neighbors would be ready for them.</text:p>
          </table:table-cell>
          <table:table-cell office:value-type="string" calcext:value-type="string">
            <text:p>Under your leadership, {location:hometown:name} is led to a new age of prosperity. You establish trade with other villages that were under {character:baron:baron} {character:baron:name}'s control. {location:hometown:name} thrives, and your people remain free and happy.</text:p>
          </table:table-cell>
          <table:table-cell table:number-columns-repeated="57"/>
        </table:table-row>
        <table:table-row table:style-name="ro1" table:number-rows-repeated="1048533">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7" style:display-name="Accent 1 17"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16" style:display-name="Accent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2_20_18" style:display-name="Accent 2 18"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19" style:display-name="Accent 3 19"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13" style:display-name="Bad 13"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15" style:display-name="Error 15"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note_20_8" style:display-name="Footnote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4" style:display-name="Heading 1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2_20_5" style:display-name="Heading 2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yperlink_20_9" style:display-name="Hyperlink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eutral_20_12" style:display-name="Neutral 12"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7" style:display-name="Note 7"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0" style:display-name="Status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6" style:display-name="Text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arning_20_14" style:display-name="Warning 1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6">00/00/0000</text:date>, <text:time style:data-style-name="N2" text:time-value="22:34:12.660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cenes" style:display-name="PageStyle_Scen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language>en-US</dc:language>
    <dc:date>2019-12-26T22:34:22.853000000</dc:date>
    <meta:editing-cycles>431</meta:editing-cycles>
    <meta:editing-duration>P7DT19H3M33S</meta:editing-duration>
    <meta:generator>LibreOffice/6.3.3.2$Windows_X86_64 LibreOffice_project/a64200df03143b798afd1ec74a12ab50359878ed</meta:generator>
    <meta:document-statistic meta:table-count="1" meta:cell-count="249" meta:object-count="0"/>
  </office:meta>
</office:document-meta>
</file>